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08F83B7F905B220131D.png" manifest:media-type="image/png"/>
  <manifest:file-entry manifest:full-path="Pictures/1000000000000205000000B801C0FCA5A6BBA00C.png" manifest:media-type="image/png"/>
  <manifest:file-entry manifest:full-path="Pictures/100000000000029B00000149FE76503179897A8F.png" manifest:media-type="image/png"/>
  <manifest:file-entry manifest:full-path="Pictures/100000000000025A0000019DEF864CF2FD8F2574.png" manifest:media-type="image/png"/>
  <manifest:file-entry manifest:full-path="Pictures/1000000000000299000002839AB9078CCD13140D.png" manifest:media-type="image/png"/>
  <manifest:file-entry manifest:full-path="Pictures/10000000000002900000017BCD8E1A1E4B4A418C.png" manifest:media-type="image/png"/>
  <manifest:file-entry manifest:full-path="Pictures/10000000000003C4000000F067F55967B422096F.png" manifest:media-type="image/png"/>
  <manifest:file-entry manifest:full-path="Pictures/10000000000003C5000001CC73802287978DC5BA.png" manifest:media-type="image/png"/>
  <manifest:file-entry manifest:full-path="Pictures/100000000000028D000002469FD614170614BE9C.png" manifest:media-type="image/png"/>
  <manifest:file-entry manifest:full-path="Pictures/10000000000003CC000000ECE2B3856E59A04A7B.png" manifest:media-type="image/png"/>
  <manifest:file-entry manifest:full-path="Pictures/100000000000035800000115F08832AF2FFA4A5D.png" manifest:media-type="image/png"/>
  <manifest:file-entry manifest:full-path="Pictures/10000000000001B700000106C39E28121CA2EBA5.png" manifest:media-type="image/png"/>
  <manifest:file-entry manifest:full-path="Pictures/100000000000019D000000C1F6CFFCAD2042FF85.png" manifest:media-type="image/png"/>
  <manifest:file-entry manifest:full-path="Pictures/100000000000028E00000199B6057660C5420E0C.png" manifest:media-type="image/png"/>
  <manifest:file-entry manifest:full-path="Pictures/10000000000002920000027E9FD0B566685846FA.png" manifest:media-type="image/png"/>
  <manifest:file-entry manifest:full-path="Pictures/10000000000002A3000000A08D03EC3B7A0B7935.png" manifest:media-type="image/png"/>
  <manifest:file-entry manifest:full-path="Pictures/1000000000000293000000A29405C912A4E67B31.png" manifest:media-type="image/png"/>
  <manifest:file-entry manifest:full-path="Pictures/10000000000002B0000002C33AD4A991E827B249.png" manifest:media-type="image/png"/>
  <manifest:file-entry manifest:full-path="Pictures/1000000000000283000000E099A0E07000F84273.png" manifest:media-type="image/png"/>
  <manifest:file-entry manifest:full-path="Pictures/1000000000000276000002450399289CF1E99D6E.png" manifest:media-type="image/png"/>
  <manifest:file-entry manifest:full-path="Pictures/10000000000001A30000003B8B4C2A55E14F58ED.png" manifest:media-type="image/png"/>
  <manifest:file-entry manifest:full-path="Pictures/1000000000000294000002AA9B34A540FD386B15.png" manifest:media-type="image/png"/>
  <manifest:file-entry manifest:full-path="Pictures/10000000000003C6000002CDC10BFF1A499FEEB2.png" manifest:media-type="image/png"/>
  <manifest:file-entry manifest:full-path="Pictures/100000000000010B000000770A94B4AD14CE8104.png" manifest:media-type="image/png"/>
  <manifest:file-entry manifest:full-path="Pictures/100000000000015D00000211CC7A7E616F98883A.png" manifest:media-type="image/png"/>
  <manifest:file-entry manifest:full-path="Pictures/100000000000012A000000FF11A2EE05E3D372BA.png" manifest:media-type="image/png"/>
  <manifest:file-entry manifest:full-path="Pictures/10000000000003B2000000A7DD8E70ADA4DA0BCF.png" manifest:media-type="image/png"/>
  <manifest:file-entry manifest:full-path="Pictures/10000000000003090000009F73C215D7CEBA7D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8c248" officeooo:paragraph-rsid="0028c248"/>
    </style:style>
    <style:style style:name="P2" style:family="paragraph" style:parent-style-name="Standard">
      <style:text-properties officeooo:paragraph-rsid="002a966e"/>
    </style:style>
    <style:style style:name="P3" style:family="paragraph" style:parent-style-name="Standard">
      <style:text-properties officeooo:rsid="0028c248" officeooo:paragraph-rsid="0028c24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4.5102in" svg:height="1.4898in" draw:z-index="0"><draw:image xlink:href="Pictures/10000000000001B10000008F83B7F905B22013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9252in" svg:height="3.1516in" draw:z-index="1"><draw:image xlink:href="Pictures/100000000000029B00000149FE76503179897A8F.png" xlink:type="simple" xlink:show="embed" xlink:actuate="onLoad" loext:mime-type="image/png"/></draw:frame></text:p>
      <text:p text:style-name="Standard"/>
      <text:p text:style-name="Standard"><draw:frame draw:style-name="fr1" draw:name="Image18" text:anchor-type="paragraph" svg:width="6.8335in" svg:height="3.948in" draw:z-index="4"><draw:image xlink:href="Pictures/10000000000002900000017BCD8E1A1E4B4A418C.png" xlink:type="simple" xlink:show="embed" xlink:actuate="onLoad" loext:mime-type="image/png"/></draw:frame></text:p>
      <text:p text:style-name="P2"><text:soft-page-break/></text:p>
      <text:p text:style-name="Standard"><draw:frame draw:style-name="fr1" draw:name="Image3" text:anchor-type="paragraph" svg:width="4.5728in" svg:height="2.7291in" draw:z-index="6"><draw:image xlink:href="Pictures/10000000000001B700000106C39E28121CA2EB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0" text:anchor-type="paragraph" svg:width="6.9252in" svg:height="2.2402in" draw:z-index="7"><draw:image xlink:href="Pictures/100000000000035800000115F08832AF2FFA4A5D.png" xlink:type="simple" xlink:show="embed" xlink:actuate="onLoad" loext:mime-type="image/png"/></draw:frame></text:p>
      <text:p text:style-name="Standard"/>
      <text:p text:style-name="Standard"><draw:frame draw:style-name="fr3" draw:name="Image19" text:anchor-type="paragraph" svg:width="6.802in" svg:height="6.0626in" draw:z-index="5"><draw:image xlink:href="Pictures/100000000000028D000002469FD614170614BE9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width="4.302in" svg:height="2.0102in" draw:z-index="2"><draw:image xlink:href="Pictures/100000000000019D000000C1F6CFFCAD2042FF8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1" text:anchor-type="paragraph" svg:width="5.3854in" svg:height="1.9165in" draw:z-index="8"><draw:image xlink:href="Pictures/1000000000000205000000B801C0FCA5A6BBA00C.png" xlink:type="simple" xlink:show="embed" xlink:actuate="onLoad" loext:mime-type="image/png"/></draw:frame></text:p>
      <text:p text:style-name="Standard"/>
      <text:p text:style-name="Standard"><draw:frame draw:style-name="fr3" draw:name="Image6" text:anchor-type="paragraph" svg:width="6.2709in" svg:height="4.302in" draw:z-index="3"><draw:image xlink:href="Pictures/100000000000025A0000019DEF864CF2FD8F2574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5" text:anchor-type="paragraph" svg:width="6.9252in" svg:height="1.6811in" draw:z-index="9"><draw:image xlink:href="Pictures/10000000000003CC000000ECE2B3856E59A04A7B.png" xlink:type="simple" xlink:show="embed" xlink:actuate="onLoad" loext:mime-type="image/png"/></draw:frame></text:p>
      <text:p text:style-name="Standard"><draw:frame draw:style-name="fr1" draw:name="Image8" text:anchor-type="paragraph" svg:width="6.8126in" svg:height="4.2602in" draw:z-index="10"><draw:image xlink:href="Pictures/100000000000028E00000199B6057660C5420E0C.png" xlink:type="simple" xlink:show="embed" xlink:actuate="onLoad" loext:mime-type="image/png"/></draw:frame></text:p>
      <text:p text:style-name="Standard"><draw:frame draw:style-name="fr4" draw:name="Image9" text:anchor-type="paragraph" svg:width="6.9252in" svg:height="3.8736in" draw:z-index="16"><draw:image xlink:href="Pictures/10000000000003C5000001CC73802287978DC5BA.png" xlink:type="simple" xlink:show="embed" xlink:actuate="onLoad" loext:mime-type="image/png"/></draw:frame><text:soft-page-break/></text:p>
      <text:p text:style-name="Standard"><draw:frame draw:style-name="fr5" draw:name="Image11" text:anchor-type="paragraph" svg:x="-0.3709in" svg:y="-0.3382in" svg:width="6.8543in" svg:height="6.6457in" draw:z-index="18"><draw:image xlink:href="Pictures/10000000000002920000027E9FD0B566685846F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4" draw:name="Image12" text:anchor-type="paragraph" svg:width="6.9252in" svg:height="6.6957in" draw:z-index="19"><draw:image xlink:href="Pictures/1000000000000299000002839AB9078CCD13140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4" draw:name="Image10" text:anchor-type="paragraph" svg:width="6.9252in" svg:height="1.6409in" draw:z-index="11"><draw:image xlink:href="Pictures/10000000000002A3000000A08D03EC3B7A0B7935.png" xlink:type="simple" xlink:show="embed" xlink:actuate="onLoad" loext:mime-type="image/png"/></draw:frame></text:p>
      <text:p text:style-name="Standard"><draw:frame draw:style-name="fr3" draw:name="Image22" text:anchor-type="paragraph" svg:width="6.8646in" svg:height="1.6874in" draw:z-index="12"><draw:image xlink:href="Pictures/1000000000000293000000A29405C912A4E67B31.png" xlink:type="simple" xlink:show="embed" xlink:actuate="onLoad" loext:mime-type="image/png"/></draw:frame><text:soft-page-break/></text:p>
      <text:p text:style-name="Standard"><draw:frame draw:style-name="fr1" draw:name="Image14" text:anchor-type="paragraph" svg:width="6.698in" svg:height="2.3335in" draw:z-index="21"><draw:image xlink:href="Pictures/1000000000000283000000E099A0E07000F842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7" text:anchor-type="paragraph" svg:width="6.5626in" svg:height="6.052in" draw:z-index="13"><draw:image xlink:href="Pictures/1000000000000276000002450399289CF1E99D6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7" text:anchor-type="paragraph" svg:width="4.3646in" svg:height="0.6146in" draw:z-index="17"><draw:image xlink:href="Pictures/10000000000001A30000003B8B4C2A55E14F58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15" text:anchor-type="paragraph" svg:width="6.9252in" svg:height="1.9543in" draw:z-index="14"><draw:image xlink:href="Pictures/10000000000003C4000000F067F55967B422096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6" text:anchor-type="paragraph" svg:width="6.8752in" svg:height="7.1043in" draw:z-index="15"><draw:image xlink:href="Pictures/1000000000000294000002AA9B34A540FD386B1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width="6.9252in" svg:height="5.1398in" draw:z-index="20"><draw:image xlink:href="Pictures/10000000000003C6000002CDC10BFF1A499FEEB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3" text:anchor-type="paragraph" svg:width="2.7811in" svg:height="1.2398in" draw:z-index="22"><draw:image xlink:href="Pictures/100000000000010B000000770A94B4AD14CE81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<text:soft-page-break/></text:p>
      <text:p text:style-name="Standard"><draw:frame draw:style-name="fr3" draw:name="Image24" text:anchor-type="paragraph" svg:width="3.6354in" svg:height="5.5102in" draw:z-index="23"><draw:image xlink:href="Pictures/100000000000015D00000211CC7A7E616F9888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5" text:anchor-type="paragraph" svg:width="3.5965in" svg:height="2.6563in" draw:z-index="24"><draw:image xlink:href="Pictures/100000000000012A000000FF11A2EE05E3D372B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8" text:anchor-type="paragraph" svg:width="6.9252in" svg:height="7.1161in" draw:z-index="27"><draw:image xlink:href="Pictures/10000000000002B0000002C33AD4A991E827B249.png" xlink:type="simple" xlink:show="embed" xlink:actuate="onLoad" loext:mime-type="image/png"/></draw:frame></text:p>
      <text:p text:style-name="Standard"><draw:frame draw:style-name="fr2" draw:name="Image26" text:anchor-type="paragraph" svg:width="6.9252in" svg:height="1.222in" draw:z-index="25"><draw:image xlink:href="Pictures/10000000000003B2000000A7DD8E70ADA4DA0BCF.png" xlink:type="simple" xlink:show="embed" xlink:actuate="onLoad" loext:mime-type="image/png"/></draw:frame></text:p>
      <text:p text:style-name="Standard"/>
      <text:p text:style-name="Standard"><draw:frame draw:style-name="fr4" draw:name="Image27" text:anchor-type="paragraph" svg:width="6.9252in" svg:height="1.4165in" draw:z-index="26"><draw:image xlink:href="Pictures/10000000000003090000009F73C215D7CEBA7DB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0:22:11.663000000</meta:creation-date>
    <dc:date>2018-10-21T18:00:19.975000000</dc:date>
    <meta:editing-duration>PT59M26S</meta:editing-duration>
    <meta:editing-cycles>3</meta:editing-cycles>
    <meta:generator>LibreOffice/6.1.1.2$Windows_X86_64 LibreOffice_project/5d19a1bfa650b796764388cd8b33a5af1f5baa1b</meta:generator>
    <meta:document-statistic meta:table-count="0" meta:image-count="28" meta:object-count="0" meta:page-count="16" meta:paragraph-count="0" meta:word-count="0" meta:character-count="0" meta:non-whitespace-character-count="0"/>
  </office:meta>
</office:document-meta>
</file>